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 Light1" svg:font-family="'DejaVu Sans Light'" style:font-family-generic="swiss" style:font-pitch="variable"/>
    <style:font-face style:name="Humor Sans" svg:font-family="'Humor Sans'" style:font-family-generic="swiss" style:font-pitch="variable"/>
    <style:font-face style:name="Liberation Sans1" svg:font-family="'Liberation Sans'" style:font-family-generic="swiss" style:font-pitch="variable"/>
    <style:font-face style:name="NanumGothic2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style:font-name="Humor Sans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Experiment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nline experi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Link: </text:span><text:span text:style-name="T2"><text:a xlink:href="https://tinyurl.com/ycodw8v3" xlink:type="simple">https://tinyurl.com/ycodw8v3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ing experiments in Py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game</text:p>
              </text:list-item>
              <text:list-item>
                <text:p>https://www.expyriment.org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 Light1" svg:font-family="'DejaVu Sans Light'" style:font-family-generic="swiss" style:font-pitch="variable"/>
    <style:font-face style:name="Humor Sans" svg:font-family="'Humor Sans'" style:font-family-generic="swiss" style:font-pitch="variable"/>
    <style:font-face style:name="Liberation Sans1" svg:font-family="'Liberation Sans'" style:font-family-generic="swiss" style:font-pitch="variable"/>
    <style:font-face style:name="NanumGothic2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2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1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1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9-04-18T12:44:34.733961475</dc:date>
    <meta:editing-duration>P1DT6H19M3S</meta:editing-duration>
    <meta:editing-cycles>192</meta:editing-cycles>
    <meta:generator>LibreOffice/6.2.0.3$Linux_X86_64 LibreOffice_project/98c6a8a1c6c7b144ce3cc729e34964b47ce25d62</meta:generator>
    <dc:creator>Dieter Vanderelst</dc:creator>
    <meta:document-statistic meta:object-count="33"/>
  </office:meta>
</office:document-meta>
</file>